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_p(mA)</text:p>
          </table:table-cell>
          <table:table-cell office:value-type="string" calcext:value-type="string">
            <text:p>V_h(mV)</text:p>
          </table:table-cell>
          <table:table-cell office:value-type="string" calcext:value-type="string">
            <text:p>V_L(V)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53.2" calcext:value-type="float">
            <text:p>53.2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48.1" calcext:value-type="float">
            <text:p>48.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42.5" calcext:value-type="float">
            <text:p>42.5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39.7" calcext:value-type="float">
            <text:p>39.7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38.7" calcext:value-type="float">
            <text:p>38.7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34.3" calcext:value-type="float">
            <text:p>34.3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7.3" calcext:value-type="float">
            <text:p>27.3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1.4" calcext:value-type="float">
            <text:p>21.4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5.6" calcext:value-type="float">
            <text:p>15.6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" calcext:value-type="float">
            <text:p>-0.1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.9" calcext:value-type="float">
            <text:p>-3.9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0.7" calcext:value-type="float">
            <text:p>-10.7</text:p>
          </table:table-cell>
          <table:table-cell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5.2" calcext:value-type="float">
            <text:p>-15.2</text:p>
          </table:table-cell>
          <table:table-cell office:value-type="float" office:value="-0.87" calcext:value-type="float">
            <text:p>-0.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1.3" calcext:value-type="float">
            <text:p>-21.3</text:p>
          </table:table-cell>
          <table:table-cell office:value-type="float" office:value="-0.86" calcext:value-type="float">
            <text:p>-0.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5.1" calcext:value-type="float">
            <text:p>-25.1</text:p>
          </table:table-cell>
          <table:table-cell office:value-type="float" office:value="-0.97" calcext:value-type="float">
            <text:p>-0.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1.9" calcext:value-type="float">
            <text:p>-31.9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6.3" calcext:value-type="float">
            <text:p>-36.3</text:p>
          </table:table-cell>
          <table:table-cell office:value-type="float" office:value="-1.32" calcext:value-type="float">
            <text:p>-1.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41.3" calcext:value-type="float">
            <text:p>-41.3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44.2" calcext:value-type="float">
            <text:p>-44.2</text:p>
          </table:table-cell>
          <table:table-cell office:value-type="float" office:value="-1.9" calcext:value-type="float">
            <text:p>-1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6:26:24.540575070</meta:creation-date>
    <dc:date>2018-11-06T16:34:07.599411202</dc:date>
    <meta:editing-duration>PT7M43S</meta:editing-duration>
    <meta:editing-cycles>1</meta:editing-cycles>
    <meta:document-statistic meta:table-count="1" meta:cell-count="63" meta:object-count="0"/>
    <meta:generator>LibreOffice/5.1.6.2$Linux_X86_64 LibreOffice_project/10m0$Build-2</meta:generator>
  </office:meta>
</office:document-meta>
</file>